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Я говорю, привет!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!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##</text:p>
          </table:table-cell>
          <table:table-cell office:value-type="string" calcext:value-type="string">
            <text:p>добавил информацию на закладку olegsverdlov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gSverdlov" table:style-name="ta1">
        <table:table-column table:style-name="co1" table:default-cell-style-name="ce2"/>
        <table:table-column table:style-name="co3" table:number-columns-repeated="1023" table:default-cell-style-name="ce2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3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3:17:59.05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meta:creation-date>2009-04-16T11:32:48Z</meta:creation-date>
    <dc:date>2017-07-17T13:21:25.441000000</dc:date>
    <meta:editing-cycles>9</meta:editing-cycles>
    <meta:editing-duration>PT10M30S</meta:editing-duration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